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3">
            <text:p>33.000</text:p>
          </table:table-cell>
          <table:table-cell office:value-type="float" office:value="10">
            <text:p>10</text:p>
          </table:table-cell>
          <table:table-cell table:formula="of:=[.C3]*1.01" office:value-type="float" office:value="36.4525301385697">
            <text:p>36.452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6.74">
            <text:p>16.74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8.4913743793836">
            <text:p>18.4914</text:p>
          </table:table-cell>
          <table:table-cell table:style-name="ce3" office:value-type="float" office:value="10.74">
            <text:p>10.74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1.8636416269163">
            <text:p>11.8636</text:p>
          </table:table-cell>
          <table:table-cell table:style-name="ce3" office:value-type="float" office:value="17.35">
            <text:p>17.35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9.1651938758844">
            <text:p>19.165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3">
            <text:p>33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6.0916139985839">
            <text:p>36.091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6.74">
            <text:p>16.74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8.3082914647362">
            <text:p>18.3083</text:p>
          </table:table-cell>
          <table:table-cell table:style-name="ce4" table:formula="of:=[.V2]" office:value-type="float" office:value="10.74">
            <text:p>10.74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1.74617982863">
            <text:p>11.7462</text:p>
          </table:table-cell>
          <table:table-cell table:style-name="ce4" table:formula="of:=[.Y2]" office:value-type="float" office:value="17.35">
            <text:p>17.35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8.9754394810737">
            <text:p>18.9754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3">
            <text:p>33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5.7342712857266">
            <text:p>35.734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6.74">
            <text:p>16.74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8.1270212522141">
            <text:p>18.1270</text:p>
          </table:table-cell>
          <table:table-cell table:style-name="ce4" table:formula="of:=[.V3]" office:value-type="float" office:value="10.74">
            <text:p>10.74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1.6298810184456">
            <text:p>11.6299</text:p>
          </table:table-cell>
          <table:table-cell table:style-name="ce4" table:formula="of:=[.Y3]" office:value-type="float" office:value="17.35">
            <text:p>17.35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8.7875638426472">
            <text:p>18.787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3">
            <text:p>33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5.3804666195313">
            <text:p>35.380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6.74">
            <text:p>16.74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7.9475457942713">
            <text:p>17.9475</text:p>
          </table:table-cell>
          <table:table-cell table:style-name="ce4" table:formula="of:=[.V4]" office:value-type="float" office:value="10.74">
            <text:p>10.74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1.5147336816293">
            <text:p>11.5147</text:p>
          </table:table-cell>
          <table:table-cell table:style-name="ce4" table:formula="of:=[.Y4]" office:value-type="float" office:value="17.35">
            <text:p>17.35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8.6015483590566">
            <text:p>18.6015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3">
            <text:p>33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5.030164969833">
            <text:p>35.0302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6.74">
            <text:p>16.74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7.7698473210607">
            <text:p>17.7698</text:p>
          </table:table-cell>
          <table:table-cell table:style-name="ce4" table:formula="of:=[.V5]" office:value-type="float" office:value="10.74">
            <text:p>10.74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1.4007264174547">
            <text:p>11.4007</text:p>
          </table:table-cell>
          <table:table-cell table:style-name="ce4" table:formula="of:=[.Y5]" office:value-type="float" office:value="17.35">
            <text:p>17.35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8.4173746129274">
            <text:p>18.4174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3">
            <text:p>33.0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4.6833316533">
            <text:p>34.6833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6.74">
            <text:p>16.74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7.593908238674">
            <text:p>17.5939</text:p>
          </table:table-cell>
          <table:table-cell table:style-name="ce4" table:formula="of:=[.V6]" office:value-type="float" office:value="10.74">
            <text:p>10.74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1.287847938074">
            <text:p>11.2878</text:p>
          </table:table-cell>
          <table:table-cell table:style-name="ce4" table:formula="of:=[.Y6]" office:value-type="float" office:value="17.35">
            <text:p>17.35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8.235024369235">
            <text:p>18.2350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3">
            <text:p>33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4.33993233">
            <text:p>34.339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6.74">
            <text:p>16.74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7.4197111274">
            <text:p>17.4197</text:p>
          </table:table-cell>
          <table:table-cell table:style-name="ce4" table:formula="of:=[.V7]" office:value-type="float" office:value="10.74">
            <text:p>10.74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1.1760870674">
            <text:p>11.1761</text:p>
          </table:table-cell>
          <table:table-cell table:style-name="ce4" table:formula="of:=[.Y7]" office:value-type="float" office:value="17.35">
            <text:p>17.35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8.0544795735">
            <text:p>18.0545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3">
            <text:p>33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3.999933">
            <text:p>33.999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6.74">
            <text:p>16.74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7.24723874">
            <text:p>17.2472</text:p>
          </table:table-cell>
          <table:table-cell table:style-name="ce4" table:formula="of:=[.V8]" office:value-type="float" office:value="10.74">
            <text:p>10.74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1.06543274">
            <text:p>11.0654</text:p>
          </table:table-cell>
          <table:table-cell table:style-name="ce4" table:formula="of:=[.Y8]" office:value-type="float" office:value="17.35">
            <text:p>17.35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7.87572235">
            <text:p>17.875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3">
            <text:p>33.0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3.6633">
            <text:p>33.663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6.74">
            <text:p>16.74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7.076474">
            <text:p>17.0765</text:p>
          </table:table-cell>
          <table:table-cell table:style-name="ce4" table:formula="of:=[.V9]" office:value-type="float" office:value="10.74">
            <text:p>10.74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0.955874">
            <text:p>10.9559</text:p>
          </table:table-cell>
          <table:table-cell table:style-name="ce4" table:formula="of:=[.Y9]" office:value-type="float" office:value="17.35">
            <text:p>17.35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7.698735">
            <text:p>17.6987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3">
            <text:p>33.0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3.33">
            <text:p>33.330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6.74">
            <text:p>16.74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6.9074">
            <text:p>16.9074</text:p>
          </table:table-cell>
          <table:table-cell table:style-name="ce4" table:formula="of:=[.V10]" office:value-type="float" office:value="10.74">
            <text:p>10.74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0.8474">
            <text:p>10.8474</text:p>
          </table:table-cell>
          <table:table-cell table:style-name="ce4" table:formula="of:=[.Y10]" office:value-type="float" office:value="17.35">
            <text:p>17.35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7.5235">
            <text:p>17.5235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3">
            <text:p>33.0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3">
            <text:p>33.0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6.74">
            <text:p>16.74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6.74">
            <text:p>16.7400</text:p>
          </table:table-cell>
          <table:table-cell table:style-name="ce4" table:formula="of:=[.V11]" office:value-type="float" office:value="10.74">
            <text:p>10.74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0.74">
            <text:p>10.7400</text:p>
          </table:table-cell>
          <table:table-cell table:style-name="ce4" table:formula="of:=[.Y11]" office:value-type="float" office:value="17.35">
            <text:p>17.35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7.35">
            <text:p>17.35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3">
            <text:p>33.0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2.6732673267327">
            <text:p>32.673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6.74">
            <text:p>16.74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6.5742574257426">
            <text:p>16.5743</text:p>
          </table:table-cell>
          <table:table-cell table:style-name="ce4" table:formula="of:=[.V12]" office:value-type="float" office:value="10.74">
            <text:p>10.74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0.6336633663366">
            <text:p>10.6337</text:p>
          </table:table-cell>
          <table:table-cell table:style-name="ce4" table:formula="of:=[.Y12]" office:value-type="float" office:value="17.35">
            <text:p>17.35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7.1782178217822">
            <text:p>17.1782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3">
            <text:p>33.0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2.3497696304284">
            <text:p>32.349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6.74">
            <text:p>16.74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6.4101558670719">
            <text:p>16.4102</text:p>
          </table:table-cell>
          <table:table-cell table:style-name="ce4" table:formula="of:=[.V13]" office:value-type="float" office:value="10.74">
            <text:p>10.74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0.5283795706303">
            <text:p>10.5284</text:p>
          </table:table-cell>
          <table:table-cell table:style-name="ce4" table:formula="of:=[.Y13]" office:value-type="float" office:value="17.35">
            <text:p>17.35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0081364572101">
            <text:p>17.008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3">
            <text:p>33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2.0294748816123">
            <text:p>32.029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6.74">
            <text:p>16.74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6.2476790763088">
            <text:p>16.2477</text:p>
          </table:table-cell>
          <table:table-cell table:style-name="ce4" table:formula="of:=[.V14]" office:value-type="float" office:value="10.74">
            <text:p>10.74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0.4241381887429">
            <text:p>10.4241</text:p>
          </table:table-cell>
          <table:table-cell table:style-name="ce4" table:formula="of:=[.Y14]" office:value-type="float" office:value="17.35">
            <text:p>17.35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6.8397390665446">
            <text:p>16.8397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3">
            <text:p>33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1.7123513679329">
            <text:p>31.7124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6.74">
            <text:p>16.74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6.0868109666423">
            <text:p>16.0868</text:p>
          </table:table-cell>
          <table:table-cell table:style-name="ce4" table:formula="of:=[.V15]" office:value-type="float" office:value="10.74">
            <text:p>10.74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0.3209288997454">
            <text:p>10.3209</text:p>
          </table:table-cell>
          <table:table-cell table:style-name="ce4" table:formula="of:=[.Y15]" office:value-type="float" office:value="17.35">
            <text:p>17.35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6.6730089767769">
            <text:p>16.6730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3">
            <text:p>33.0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31.3983676910227">
            <text:p>31.398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6.74">
            <text:p>16.74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5.927535610537">
            <text:p>15.9275</text:p>
          </table:table-cell>
          <table:table-cell table:style-name="ce4" table:formula="of:=[.V16]" office:value-type="float" office:value="10.74">
            <text:p>10.74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0.2187414848965">
            <text:p>10.2187</text:p>
          </table:table-cell>
          <table:table-cell table:style-name="ce4" table:formula="of:=[.Y16]" office:value-type="float" office:value="17.35">
            <text:p>17.35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6.5079296799771">
            <text:p>16.5079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3">
            <text:p>33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1.0874927633888">
            <text:p>31.087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6.74">
            <text:p>16.74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5.7698372381554">
            <text:p>15.7698</text:p>
          </table:table-cell>
          <table:table-cell table:style-name="ce4" table:formula="of:=[.V17]" office:value-type="float" office:value="10.74">
            <text:p>10.74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0.1175658266302">
            <text:p>10.1176</text:p>
          </table:table-cell>
          <table:table-cell table:style-name="ce4" table:formula="of:=[.Y17]" office:value-type="float" office:value="17.35">
            <text:p>17.35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6.3444848316605">
            <text:p>16.3445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3">
            <text:p>33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0.7796958053355">
            <text:p>30.7797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6.74">
            <text:p>16.74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5.6137002357974">
            <text:p>15.6137</text:p>
          </table:table-cell>
          <table:table-cell table:style-name="ce4" table:formula="of:=[.V18]" office:value-type="float" office:value="10.74">
            <text:p>10.74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0173919075546">
            <text:p>10.0174</text:p>
          </table:table-cell>
          <table:table-cell table:style-name="ce4" table:formula="of:=[.Y18]" office:value-type="float" office:value="17.35">
            <text:p>17.35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6.1826582491688">
            <text:p>16.1827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3">
            <text:p>33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0.4749463419163">
            <text:p>30.4749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6.74">
            <text:p>16.74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5.4591091443539">
            <text:p>15.4591</text:p>
          </table:table-cell>
          <table:table-cell table:style-name="ce4" table:formula="of:=[.V19]" office:value-type="float" office:value="10.74">
            <text:p>10.74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9.91820980946004">
            <text:p>9.9182</text:p>
          </table:table-cell>
          <table:table-cell table:style-name="ce4" table:formula="of:=[.Y19]" office:value-type="float" office:value="17.35">
            <text:p>17.35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0224339100681">
            <text:p>16.0224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3">
            <text:p>33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0.1732141999171">
            <text:p>30.173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6.74">
            <text:p>16.74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5.3060486577761">
            <text:p>15.3060</text:p>
          </table:table-cell>
          <table:table-cell table:style-name="ce4" table:formula="of:=[.V20]" office:value-type="float" office:value="10.74">
            <text:p>10.74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9.82000971233667">
            <text:p>9.8200</text:p>
          </table:table-cell>
          <table:table-cell table:style-name="ce4" table:formula="of:=[.Y20]" office:value-type="float" office:value="17.35">
            <text:p>17.35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5.8637959505625">
            <text:p>15.86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3">
            <text:p>33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9.8744695048684">
            <text:p>29.87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6.74">
            <text:p>16.74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5.1545036215605">
            <text:p>15.1545</text:p>
          </table:table-cell>
          <table:table-cell table:style-name="ce4" table:formula="of:=[.V21]" office:value-type="float" office:value="10.74">
            <text:p>10.74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9.72278189340264">
            <text:p>9.7228</text:p>
          </table:table-cell>
          <table:table-cell table:style-name="ce4" table:formula="of:=[.Y21]" office:value-type="float" office:value="17.35">
            <text:p>17.35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5.7067286639233">
            <text:p>15.706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6.45">
            <text:p>16.45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8.1710339630143">
            <text:p>18.1710</text:p>
          </table:table-cell>
          <table:table-cell table:style-name="ce3" office:value-type="float" office:value="1.054">
            <text:p>1.05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6427172018341">
            <text:p>1.1643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6.45">
            <text:p>16.45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7.9911227356577">
            <text:p>17.9911</text:p>
          </table:table-cell>
          <table:table-cell table:style-name="ce4" table:formula="of:=[.Y25]" office:value-type="float" office:value="1.054">
            <text:p>1.05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5274427740932">
            <text:p>1.1527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6.45">
            <text:p>16.45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7.8129928075819">
            <text:p>17.8130</text:p>
          </table:table-cell>
          <table:table-cell table:style-name="ce4" table:formula="of:=[.Y26]" office:value-type="float" office:value="1.054">
            <text:p>1.05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41330967732">
            <text:p>1.1413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6.45">
            <text:p>16.45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7.6366265421603">
            <text:p>17.6366</text:p>
          </table:table-cell>
          <table:table-cell table:style-name="ce4" table:formula="of:=[.Y27]" office:value-type="float" office:value="1.054">
            <text:p>1.05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3003066112079">
            <text:p>1.1300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6.45">
            <text:p>16.45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7.4620064773865">
            <text:p>17.4620</text:p>
          </table:table-cell>
          <table:table-cell table:style-name="ce4" table:formula="of:=[.Y28]" office:value-type="float" office:value="1.054">
            <text:p>1.05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1884223873345">
            <text:p>1.1188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6.45">
            <text:p>16.45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7.289115324145">
            <text:p>17.2891</text:p>
          </table:table-cell>
          <table:table-cell table:style-name="ce4" table:formula="of:=[.Y29]" office:value-type="float" office:value="1.054">
            <text:p>1.05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077645928054">
            <text:p>1.107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6.45">
            <text:p>16.45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7.1179359645">
            <text:p>17.1179</text:p>
          </table:table-cell>
          <table:table-cell table:style-name="ce4" table:formula="of:=[.Y30]" office:value-type="float" office:value="1.054">
            <text:p>1.05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9679662654">
            <text:p>1.0968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6.45">
            <text:p>16.45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6.94845145">
            <text:p>16.9485</text:p>
          </table:table-cell>
          <table:table-cell table:style-name="ce4" table:formula="of:=[.Y31]" office:value-type="float" office:value="1.054">
            <text:p>1.05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85937254">
            <text:p>1.0859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6.45">
            <text:p>16.45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6.780645">
            <text:p>16.7806</text:p>
          </table:table-cell>
          <table:table-cell table:style-name="ce4" table:formula="of:=[.Y32]" office:value-type="float" office:value="1.054">
            <text:p>1.05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751854">
            <text:p>1.0752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6.45">
            <text:p>16.45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6.6145">
            <text:p>16.6145</text:p>
          </table:table-cell>
          <table:table-cell table:style-name="ce4" table:formula="of:=[.Y33]" office:value-type="float" office:value="1.054">
            <text:p>1.05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6454">
            <text:p>1.0645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6.45">
            <text:p>16.45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6.45">
            <text:p>16.4500</text:p>
          </table:table-cell>
          <table:table-cell table:style-name="ce4" table:formula="of:=[.Y34]" office:value-type="float" office:value="1.054">
            <text:p>1.05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54">
            <text:p>1.05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6.45">
            <text:p>16.45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6.2871287128713">
            <text:p>16.2871</text:p>
          </table:table-cell>
          <table:table-cell table:style-name="ce4" table:formula="of:=[.Y35]" office:value-type="float" office:value="1.054">
            <text:p>1.05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4356435643564">
            <text:p>1.0436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6.45">
            <text:p>16.45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6.1258700127439">
            <text:p>16.1259</text:p>
          </table:table-cell>
          <table:table-cell table:style-name="ce4" table:formula="of:=[.Y36]" office:value-type="float" office:value="1.054">
            <text:p>1.05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3323203607489">
            <text:p>1.033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6.45">
            <text:p>16.45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5.9662079334098">
            <text:p>15.9662</text:p>
          </table:table-cell>
          <table:table-cell table:style-name="ce4" table:formula="of:=[.Y37]" office:value-type="float" office:value="1.054">
            <text:p>1.05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2300201591574">
            <text:p>1.0230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6.45">
            <text:p>16.45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5.8081266667423">
            <text:p>15.8081</text:p>
          </table:table-cell>
          <table:table-cell table:style-name="ce4" table:formula="of:=[.Y38]" office:value-type="float" office:value="1.054">
            <text:p>1.05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1287328308489">
            <text:p>1.0129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6.45">
            <text:p>16.45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5.651610561131">
            <text:p>15.6516</text:p>
          </table:table-cell>
          <table:table-cell table:style-name="ce4" table:formula="of:=[.Y39]" office:value-type="float" office:value="1.054">
            <text:p>1.05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0284483473751">
            <text:p>1.002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6.45">
            <text:p>16.45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5.4966441199317">
            <text:p>15.4966</text:p>
          </table:table-cell>
          <table:table-cell table:style-name="ce4" table:formula="of:=[.Y40]" office:value-type="float" office:value="1.054">
            <text:p>1.05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92915677957934">
            <text:p>0.9929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6.45">
            <text:p>16.45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5.3432119999324">
            <text:p>15.3432</text:p>
          </table:table-cell>
          <table:table-cell table:style-name="ce4" table:formula="of:=[.Y41]" office:value-type="float" office:value="1.054">
            <text:p>1.05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83084829661321">
            <text:p>0.983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6.45">
            <text:p>16.45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5.191299009834">
            <text:p>15.1913</text:p>
          </table:table-cell>
          <table:table-cell table:style-name="ce4" table:formula="of:=[.Y42]" office:value-type="float" office:value="1.054">
            <text:p>1.05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73351316496357">
            <text:p>0.973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6.45">
            <text:p>16.45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5.0408901087466">
            <text:p>15.0409</text:p>
          </table:table-cell>
          <table:table-cell table:style-name="ce4" table:formula="of:=[.Y43]" office:value-type="float" office:value="1.054">
            <text:p>1.05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63714174748868">
            <text:p>0.9637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6.45">
            <text:p>16.45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4.8919704046996">
            <text:p>14.8920</text:p>
          </table:table-cell>
          <table:table-cell table:style-name="ce4" table:formula="of:=[.Y44]" office:value-type="float" office:value="1.054">
            <text:p>1.05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54172450246404">
            <text:p>0.9542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32.66">
            <text:p>32.66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6.0769586159299">
            <text:p>36.0770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32.66">
            <text:p>32.66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5.7197610058712">
            <text:p>35.7198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32.66">
            <text:p>32.66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5.3661000058131">
            <text:p>35.3661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32.66">
            <text:p>32.66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5.0159405998149">
            <text:p>35.015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32.66">
            <text:p>32.66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4.6692481186287">
            <text:p>34.6692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32.66">
            <text:p>32.66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4.325988236266">
            <text:p>34.3260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32.66">
            <text:p>32.66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33.9861269666">
            <text:p>33.986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32.66">
            <text:p>32.66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33.64963066">
            <text:p>33.6496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32.66">
            <text:p>32.66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33.316466">
            <text:p>33.3165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32.66">
            <text:p>32.66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32.9866">
            <text:p>32.9866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32.66">
            <text:p>32.66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32.66">
            <text:p>32.66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32.66">
            <text:p>32.66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32.3366336633663">
            <text:p>32.336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32.66">
            <text:p>32.66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32.01646897363">
            <text:p>32.0165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32.66">
            <text:p>32.66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31.6994742313169">
            <text:p>31.6995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32.66">
            <text:p>32.66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31.3856180508088">
            <text:p>31.3856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32.66">
            <text:p>32.66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31.0748693572364">
            <text:p>31.0749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32.66">
            <text:p>32.66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30.7671973834024">
            <text:p>30.7672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32.66">
            <text:p>32.66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30.462571666735">
            <text:p>30.4626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32.66">
            <text:p>32.66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30.1609620462723">
            <text:p>30.1610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32.66">
            <text:p>32.66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9.8623386596756">
            <text:p>29.8623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32.66">
            <text:p>32.66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9.5666719402728">
            <text:p>29.566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32.3">
            <text:p>32.30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35.6792946507819">
            <text:p>35.6793</text:p>
          </table:table-cell>
          <table:table-cell table:style-name="ce3" office:value-type="float" office:value="1.247">
            <text:p>1.247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7746379038777">
            <text:p>1.3775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32.3">
            <text:p>32.30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35.3260343077048">
            <text:p>35.3260</text:p>
          </table:table-cell>
          <table:table-cell table:style-name="ce4" table:formula="of:=[.Y25]" office:value-type="float" office:value="1.247">
            <text:p>1.247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638255350374">
            <text:p>1.3638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32.3">
            <text:p>32.30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34.976271591787">
            <text:p>34.9763</text:p>
          </table:table-cell>
          <table:table-cell table:style-name="ce4" table:formula="of:=[.Y26]" office:value-type="float" office:value="1.247">
            <text:p>1.247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5032231191822">
            <text:p>1.3503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32.3">
            <text:p>32.30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34.6299718730564">
            <text:p>34.6300</text:p>
          </table:table-cell>
          <table:table-cell table:style-name="ce4" table:formula="of:=[.Y27]" office:value-type="float" office:value="1.247">
            <text:p>1.247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3695278407744">
            <text:p>1.3370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32.3">
            <text:p>32.30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34.2871008644123">
            <text:p>34.2871</text:p>
          </table:table-cell>
          <table:table-cell table:style-name="ce4" table:formula="of:=[.Y28]" office:value-type="float" office:value="1.247">
            <text:p>1.247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2371562779945">
            <text:p>1.3237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32.3">
            <text:p>32.30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33.94762461823">
            <text:p>33.9476</text:p>
          </table:table-cell>
          <table:table-cell table:style-name="ce4" table:formula="of:=[.Y29]" office:value-type="float" office:value="1.247">
            <text:p>1.247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3106095324747">
            <text:p>1.3106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32.3">
            <text:p>32.30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33.611509523">
            <text:p>33.6115</text:p>
          </table:table-cell>
          <table:table-cell table:style-name="ce4" table:formula="of:=[.Y30]" office:value-type="float" office:value="1.247">
            <text:p>1.247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9763320047">
            <text:p>1.297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32.3">
            <text:p>32.30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33.2787223">
            <text:p>33.2787</text:p>
          </table:table-cell>
          <table:table-cell table:style-name="ce4" table:formula="of:=[.Y31]" office:value-type="float" office:value="1.247">
            <text:p>1.247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84785347">
            <text:p>1.2848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32.3">
            <text:p>32.30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32.94923">
            <text:p>32.9492</text:p>
          </table:table-cell>
          <table:table-cell table:style-name="ce4" table:formula="of:=[.Y32]" office:value-type="float" office:value="1.247">
            <text:p>1.247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720647">
            <text:p>1.272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32.3">
            <text:p>32.30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32.623">
            <text:p>32.6230</text:p>
          </table:table-cell>
          <table:table-cell table:style-name="ce4" table:formula="of:=[.Y33]" office:value-type="float" office:value="1.247">
            <text:p>1.247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5947">
            <text:p>1.2595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32.3">
            <text:p>32.30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32.3">
            <text:p>32.3000</text:p>
          </table:table-cell>
          <table:table-cell table:style-name="ce4" table:formula="of:=[.Y34]" office:value-type="float" office:value="1.247">
            <text:p>1.247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47">
            <text:p>1.247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32.3">
            <text:p>32.30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31.980198019802">
            <text:p>31.9802</text:p>
          </table:table-cell>
          <table:table-cell table:style-name="ce4" table:formula="of:=[.Y35]" office:value-type="float" office:value="1.247">
            <text:p>1.247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3465346534653">
            <text:p>1.2347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32.3">
            <text:p>32.30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31.6635623958435">
            <text:p>31.6636</text:p>
          </table:table-cell>
          <table:table-cell table:style-name="ce4" table:formula="of:=[.Y36]" office:value-type="float" office:value="1.247">
            <text:p>1.247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2242917361043">
            <text:p>1.2224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32.3">
            <text:p>32.30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31.3500617780629">
            <text:p>31.3501</text:p>
          </table:table-cell>
          <table:table-cell table:style-name="ce4" table:formula="of:=[.Y37]" office:value-type="float" office:value="1.247">
            <text:p>1.247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21032591446577">
            <text:p>1.2103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32.3">
            <text:p>32.30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31.039665126795">
            <text:p>31.0397</text:p>
          </table:table-cell>
          <table:table-cell table:style-name="ce4" table:formula="of:=[.Y38]" office:value-type="float" office:value="1.247">
            <text:p>1.247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9834248957007">
            <text:p>1.198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32.3">
            <text:p>32.30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30.732341709698">
            <text:p>30.7323</text:p>
          </table:table-cell>
          <table:table-cell table:style-name="ce4" table:formula="of:=[.Y39]" office:value-type="float" office:value="1.247">
            <text:p>1.247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8647771244562">
            <text:p>1.1865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32.3">
            <text:p>32.30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30.4280610987109">
            <text:p>30.4281</text:p>
          </table:table-cell>
          <table:table-cell table:style-name="ce4" table:formula="of:=[.Y40]" office:value-type="float" office:value="1.247">
            <text:p>1.247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74730408362">
            <text:p>1.17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32.3">
            <text:p>32.30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30.1267931670405">
            <text:p>30.1268</text:p>
          </table:table-cell>
          <table:table-cell table:style-name="ce4" table:formula="of:=[.Y41]" office:value-type="float" office:value="1.247">
            <text:p>1.247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630994142198">
            <text:p>1.163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32.3">
            <text:p>32.30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29.8285080861787">
            <text:p>29.8285</text:p>
          </table:table-cell>
          <table:table-cell table:style-name="ce4" table:formula="of:=[.Y42]" office:value-type="float" office:value="1.247">
            <text:p>1.247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5158357843544">
            <text:p>1.151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32.3">
            <text:p>32.30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29.5331763229492">
            <text:p>29.5332</text:p>
          </table:table-cell>
          <table:table-cell table:style-name="ce4" table:formula="of:=[.Y43]" office:value-type="float" office:value="1.247">
            <text:p>1.247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4018176082717">
            <text:p>1.1402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32.3">
            <text:p>32.30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29.2407686365833">
            <text:p>29.2408</text:p>
          </table:table-cell>
          <table:table-cell table:style-name="ce4" table:formula="of:=[.Y44]" office:value-type="float" office:value="1.247">
            <text:p>1.247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2889283250215">
            <text:p>1.1289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2015／03／23</text:date>, <text:time>15:33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23T15:33:43.21</dc:date>
    <meta:editing-duration>P26DT15H30M39S</meta:editing-duration>
    <meta:editing-cycles>70</meta:editing-cycles>
    <meta:generator>OpenOffice/4.1.1$Win32 OpenOffice.org_project/411m6$Build-9775</meta:generator>
    <meta:document-statistic meta:table-count="6" meta:cell-count="3414" meta:object-count="0"/>
  </office:meta>
</office:document-meta>
</file>